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fo:background-color="transparent" style:font-size-asian="12pt" style:font-size-complex="12pt"/>
    </style:style>
    <style:style style:name="T3" style:family="text">
      <style:text-properties fo:font-variant="normal" fo:text-transform="none" style:use-window-font-color="true" fo:letter-spacing="normal" fo:font-style="normal" style:text-underline-style="none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alkulátor MD5</text:h>
      <text:p text:style-name="Text_20_body">Nástroj vytvořený pracovníky WebArchivu, je dostupný na webových stránkách projektu<text:note text:id="ftn1" text:note-class="footnote"><text:note-citation>1</text:note-citation><text:note-body><text:p text:style-name="Footnote">Dostupný na: http://www.webarchiv.cz/md5-generator/</text:p></text:note-body></text:note>. Slouží k vytvoření MD5 součtu webové stránky – URL adresy webové stránky i kontrolní součet dokumentu zastoupeného zadanou URL adresou.</text:p>
      <text:h text:style-name="Heading_20_3" text:outline-level="3">WERA</text:h>
      <text:p text:style-name="P1">Nástroj na vyhledávání webových zdrojů v archivu. Byl užíván v projektu WebArchiv v kombinaci s nástroji NutchWAX a <text:span text:style-name="T1">ARCRetriever. Od roku 2007 je napojen přímo na webové stránky WebArchivu a umožňuje fulltextové vyhledávání a archivu stažených stránek. Nástroj je dostupný</text:span><text:span text:style-name="T1"><text:note text:id="ftn2" text:note-class="footnote"><text:note-citation>2</text:note-citation><text:note-body><text:p text:style-name="Footnote">http://archive-access.sourceforge.net/projects/wera/</text:p></text:note-body></text:note></text:span><text:span text:style-name="T1"> na internetu.</text:span></text:p>
      <text:h text:style-name="Heading_20_3" text:outline-level="3">WAXToolbar</text:h>
      <text:p text:style-name="P2"><text:span text:style-name="T3">Jedná se o rozšíření pro prohlížeč Mozilla Firefox, které má usnadnit prohlížení webového archivu pomocí nástroje WayBack, bohužel byla vydána pouze jedna verze</text:span><text:span text:style-name="T3"><text:note text:id="ftn3" text:note-class="footnote"><text:note-citation>3</text:note-citation><text:note-body><text:p text:style-name="Footnote">http://archive-access.sourceforge.net/projects/waxtoolbar/</text:p></text:note-body></text:note></text:span><text:span text:style-name="T3"> tohoto rozšíření a to v roce 2006. Se současnou verzí prohlížeče Mozilla Firefox není samozřejmě kompatibilní.</text:span></text:p>
      <text:h text:style-name="Heading_20_3" text:outline-level="3">NetarchiveSuite</text:h>
      <text:p text:style-name="P2"><text:span text:style-name="T3">Software vyvíjený</text:span><text:span text:style-name="T3"><text:note text:id="ftn4" text:note-class="footnote"><text:note-citation>4</text:note-citation><text:note-body><text:p text:style-name="Footnote">http://netarkivet.dk/suite/</text:p></text:note-body></text:note></text:span><text:span text:style-name="T3"> dánským The Royal Library and The State a University Library. Jedná se o komplexní řešení sklízení a archivace webových zdrojů. Je vytvořen podle nástroje Heritrix. Na rozdíl od Novozélandského Web Curator Tool, ale nemá Heritrix integrovaný v sobě. Dánský archiv webových zdrojů</text:span><text:span text:style-name="T3"><text:note text:id="ftn5" text:note-class="footnote"><text:note-citation>5</text:note-citation><text:note-body><text:p text:style-name="Footnote">Dostupné na: http.//netarchive.dk</text:p></text:note-body></text:note></text:span><text:span text:style-name="T3"> vznikl v roce 2005 a do dnes obsahuje téměř 160TB dat.</text:span></text:p>
      <text:h text:style-name="Heading_20_3" text:outline-level="3">Nedlib harvester</text:h>
      <text:p text:style-name="Text_20_body">Crawler<text:note text:id="ftn6" text:note-class="footnote"><text:note-citation>6</text:note-citation><text:note-body><text:p text:style-name="Footnote">Stránka autorů nástroje: http://www.csc.fi/</text:p></text:note-body></text:note> určený pro stahování a ukládání webových zdrojů. WebArchiv jej využíval v začátcích. V současné době ho nahradil nahradil Heritrix. Výstupem sklizní byly soubory archivované tar soubory – tar.gz. Podrobnější informace o sklízení dat pomocí Nedlib harvesteru jsou k dohledáni na webových stránkách Ikaros<text:note text:id="ftn7" text:note-class="footnote"><text:note-citation>7</text:note-citation><text:note-body><text:p text:style-name="Footnote"><text:a xlink:type="simple" xlink:href="http://www.ikaros.cz/node/672">http://www.ikaros.cz/node/672</text:a></text:p></text:note-body></text:note>. <text:span text:style-name="T2">Způsobem ukládání stažených webových zdrojů programem Nedlib harvester zabývám v kapitole věnované archivačním formátů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12-16T16:14:51</meta:creation-date>
    <meta:generator>LibreOffice/3.4$Linux LibreOffice_project/340m1$Build-502</meta:generator>
    <dc:date>2012-03-20T10:17:23</dc:date>
    <dc:creator>Martin Prokop</dc:creator>
    <meta:editing-duration>PT13M37S</meta:editing-duration>
    <meta:editing-cycles>10</meta:editing-cycles>
    <meta:document-statistic meta:table-count="0" meta:image-count="0" meta:object-count="0" meta:page-count="1" meta:paragraph-count="17" meta:word-count="254" meta:character-count="1921" meta:non-whitespace-character-count="1693"/>
  </office:meta>
</office:document-meta>
</file>